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F00000115CFD54C66.png"/>
  <manifest:file-entry manifest:media-type="image/png" manifest:full-path="Pictures/100000000000011E000000AAEE5C8841.png"/>
  <manifest:file-entry manifest:media-type="image/png" manifest:full-path="Pictures/1000000000000122000000A99D96A576.png"/>
  <manifest:file-entry manifest:media-type="image/png" manifest:full-path="Pictures/10000000000000200000002000309F1C.png"/>
  <manifest:file-entry manifest:media-type="image/png" manifest:full-path="Pictures/1000000000000124000000B2E2A9C136.png"/>
  <manifest:file-entry manifest:media-type="image/png" manifest:full-path="Pictures/100000000000012900000094A915AB1C.png"/>
  <manifest:file-entry manifest:media-type="image/png" manifest:full-path="Pictures/1000000000000127000000A449F36E75.png"/>
  <manifest:file-entry manifest:media-type="image/png" manifest:full-path="Pictures/1000000000000114000000A4BA418E12.png"/>
  <manifest:file-entry manifest:media-type="image/png" manifest:full-path="Pictures/10000000000001230000009208C92559.png"/>
  <manifest:file-entry manifest:media-type="image/png" manifest:full-path="Pictures/1000000000000125000000A3A585E390.png"/>
  <manifest:file-entry manifest:media-type="image/png" manifest:full-path="Pictures/1000000000000125000000F9C596AA08.png"/>
  <manifest:file-entry manifest:media-type="image/png" manifest:full-path="Pictures/1000000000000124000001699E35BF0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ff" draw:fill="none" draw:textarea-horizontal-align="center" draw:textarea-vertical-align="middle" draw:color-mode="standard" draw:luminance="0%" draw:contrast="0%" draw:gamma="100%" draw:red="0%" draw:green="0%" draw:blue="0%" fo:clip="rect(0cm, 0.379cm, 0.22cm, 0.379cm)" draw:image-opacity="100%" style:mirror="none"/>
    </style:style>
    <style:style style:name="gr3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ffff00" draw:fill="none" draw:textarea-horizontal-align="center" draw:textarea-vertical-align="middle" draw:color-mode="standard" draw:luminance="0%" draw:contrast="0%" draw:gamma="100%" draw:red="0%" draw:green="0%" draw:blue="0%" fo:clip="rect(0cm, 0cm, 0.22cm, 0cm)" draw:image-opacity="100%" style:mirror="none"/>
    </style:style>
    <style:style style:name="gr5" style:family="graphic" style:parent-style-name="standard">
      <style:graphic-properties draw:stroke="solid" svg:stroke-color="#00ff00" draw:fill="none" draw:textarea-horizontal-align="center" draw:textarea-vertical-align="middle" draw:color-mode="standard" draw:luminance="0%" draw:contrast="0%" draw:gamma="100%" draw:red="0%" draw:green="0%" draw:blue="0%" fo:clip="rect(0cm, 0.39cm, 0.48cm, 0.39cm)" draw:image-opacity="100%" style:mirror="none"/>
    </style:style>
    <style:style style:name="gr6" style:family="graphic" style:parent-style-name="standard">
      <style:graphic-properties draw:stroke="solid" svg:stroke-color="#0000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color="#0000ff" draw:fill="none" draw:textarea-horizontal-align="center" draw:textarea-vertical-align="middle" draw:color-mode="standard" draw:luminance="0%" draw:contrast="0%" draw:gamma="100%" draw:red="0%" draw:green="0%" draw:blue="0%" fo:clip="rect(0cm, 0.37cm, 0cm, 0.37cm)" draw:image-opacity="100%" style:mirror="none"/>
    </style:style>
    <style:style style:name="gr8" style:family="graphic" style:parent-style-name="standard">
      <style:graphic-properties draw:stroke="solid" svg:stroke-color="#ff808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.379cm, 0.191cm, 0.379cm)" draw:image-opacity="100%" style:mirror="none"/>
    </style:style>
    <style:style style:name="gr10" style:family="graphic" style:parent-style-name="standard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ff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808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ffff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00ff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00808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ffff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10" draw:id="id10" draw:layer="layout" svg:width="6.884cm" svg:height="3.611cm" svg:x="14.931cm" svg:y="8.689cm">
          <draw:image xlink:href="Pictures/1000000000000125000000A3A585E390.png" xlink:type="simple" xlink:show="embed" xlink:actuate="onLoad">
            <text:p/>
          </draw:image>
        </draw:frame>
        <draw:frame draw:style-name="gr1" draw:text-style-name="P1" xml:id="id11" draw:id="id11" draw:layer="layout" svg:width="6.885cm" svg:height="5.516cm" svg:x="14.941cm" svg:y="13.382cm">
          <draw:image xlink:href="Pictures/1000000000000125000000F9C596AA08.png" xlink:type="simple" xlink:show="embed" xlink:actuate="onLoad">
            <text:p/>
          </draw:image>
        </draw:frame>
        <draw:frame draw:style-name="gr2" draw:text-style-name="P1" xml:id="id7" draw:id="id7" draw:layer="layout" svg:width="6.06cm" svg:height="3.589cm" svg:x="22.873cm" svg:y="1.221cm">
          <draw:image xlink:href="Pictures/100000000000011E000000AAEE5C8841.png" xlink:type="simple" xlink:show="embed" xlink:actuate="onLoad">
            <text:p/>
          </draw:image>
        </draw:frame>
        <draw:frame draw:style-name="gr3" draw:text-style-name="P1" xml:id="id2" draw:id="id2" draw:layer="layout" svg:width="6.979cm" svg:height="3.28cm" svg:x="0.2cm" svg:y="5.8cm">
          <draw:image xlink:href="Pictures/100000000000012900000094A915AB1C.png" xlink:type="simple" xlink:show="embed" xlink:actuate="onLoad">
            <text:p/>
          </draw:image>
        </draw:frame>
        <draw:frame draw:style-name="gr4" draw:text-style-name="P1" xml:id="id6" draw:id="id6" draw:layer="layout" svg:width="6.813cm" svg:height="3.569cm" svg:x="7.691cm" svg:y="5.443cm">
          <draw:image xlink:href="Pictures/1000000000000122000000A99D96A576.png" xlink:type="simple" xlink:show="embed" xlink:actuate="onLoad">
            <text:p/>
          </draw:image>
        </draw:frame>
        <draw:frame draw:style-name="gr5" draw:text-style-name="P1" xml:id="id3" draw:id="id3" draw:layer="layout" svg:width="6.18cm" svg:height="3.55cm" svg:x="13.48cm" svg:y="1.197cm">
          <draw:image xlink:href="Pictures/1000000000000124000000B2E2A9C136.png" xlink:type="simple" xlink:show="embed" xlink:actuate="onLoad">
            <text:p/>
          </draw:image>
        </draw:frame>
        <draw:frame draw:style-name="gr6" draw:text-style-name="P1" xml:id="id9" draw:id="id9" draw:layer="layout" svg:width="6.743cm" svg:height="6.139cm" svg:x="22.644cm" svg:y="13.999cm">
          <draw:image xlink:href="Pictures/100000000000011F00000115CFD54C66.png" xlink:type="simple" xlink:show="embed" xlink:actuate="onLoad">
            <text:p/>
          </draw:image>
        </draw:frame>
        <draw:frame draw:style-name="gr7" draw:text-style-name="P1" xml:id="id8" draw:id="id8" draw:layer="layout" svg:width="5.839cm" svg:height="3.633cm" svg:x="22.995cm" svg:y="5.966cm">
          <draw:image xlink:href="Pictures/1000000000000114000000A4BA418E12.png" xlink:type="simple" xlink:show="embed" xlink:actuate="onLoad">
            <text:p/>
          </draw:image>
        </draw:frame>
        <draw:frame draw:style-name="gr8" draw:text-style-name="P1" xml:id="id5" draw:id="id5" draw:layer="layout" svg:width="6.861cm" svg:height="8cm" svg:x="0.284cm" svg:y="12.659cm">
          <draw:image xlink:href="Pictures/1000000000000124000001699E35BF0C.png" xlink:type="simple" xlink:show="embed" xlink:actuate="onLoad">
            <text:p/>
          </draw:image>
        </draw:frame>
        <draw:frame draw:style-name="gr9" draw:text-style-name="P1" xml:id="id4" draw:id="id4" draw:layer="layout" svg:width="6.18cm" svg:height="3.079cm" svg:x="7.912cm" svg:y="12.748cm">
          <draw:image xlink:href="Pictures/10000000000001230000009208C92559.png" xlink:type="simple" xlink:show="embed" xlink:actuate="onLoad">
            <text:p/>
          </draw:image>
        </draw:frame>
        <draw:frame draw:style-name="gr10" draw:text-style-name="P1" xml:id="id1" draw:id="id1" draw:layer="layout" svg:width="6.931cm" svg:height="3.633cm" svg:x="0.969cm" svg:y="0.252cm">
          <draw:image xlink:href="Pictures/1000000000000127000000A449F36E75.png" xlink:type="simple" xlink:show="embed" xlink:actuate="onLoad">
            <text:p/>
          </draw:image>
        </draw:frame>
        <draw:connector draw:style-name="gr11" draw:text-style-name="P1" draw:layer="layout" draw:line-skew="0cm 0.231cm" svg:x1="0.969cm" svg:y1="2.068cm" svg:x2="3.689cm" svg:y2="5.8cm" draw:start-shape="id1" draw:start-glue-point="3" draw:end-shape="id2" draw:end-glue-point="0" svg:d="m969 2068h-600v3006h3320v726">
          <text:p/>
        </draw:connector>
        <draw:connector draw:style-name="gr12" draw:text-style-name="P1" draw:layer="layout" draw:line-skew="0cm -1.49cm -0.197cm" svg:x1="4.434cm" svg:y1="3.885cm" svg:x2="16.57cm" svg:y2="1.197cm" draw:start-shape="id1" draw:start-glue-point="2" draw:end-shape="id3" draw:end-glue-point="0" svg:d="m4434 3885v601h4766v-4086h7370v797">
          <text:p/>
        </draw:connector>
        <draw:connector draw:style-name="gr13" draw:text-style-name="P1" draw:layer="layout" svg:x1="3.689cm" svg:y1="9.08cm" svg:x2="11.002cm" svg:y2="12.748cm" draw:start-shape="id2" draw:start-glue-point="2" draw:end-shape="id4" svg:d="m3689 9080v1834h7313v1834">
          <text:p/>
        </draw:connector>
        <draw:connector draw:style-name="gr14" draw:text-style-name="P1" draw:layer="layout" draw:line-skew="7.916cm -0.148cm" svg:x1="7.912cm" svg:y1="14.287cm" svg:x2="3.714cm" svg:y2="12.659cm" draw:start-shape="id4" draw:start-glue-point="3" draw:end-shape="id5" draw:end-glue-point="0" svg:d="m7912 14287h-312v-2376h-3886v748">
          <text:p/>
        </draw:connector>
        <draw:connector draw:style-name="gr15" draw:text-style-name="P1" draw:layer="layout" svg:x1="13.48cm" svg:y1="2.972cm" svg:x2="11.097cm" svg:y2="5.443cm" draw:start-shape="id3" draw:start-glue-point="3" draw:end-shape="id6" svg:d="m13480 2972h-2383v2471">
          <text:p/>
        </draw:connector>
        <draw:connector draw:style-name="gr15" draw:text-style-name="P1" draw:layer="layout" draw:line-skew="0.62cm" svg:x1="11.097cm" svg:y1="9.012cm" svg:x2="11.002cm" svg:y2="12.748cm" draw:start-shape="id6" draw:start-glue-point="2" draw:end-shape="id4" draw:end-glue-point="0" svg:d="m11097 9012v2488h-95v1248">
          <text:p/>
        </draw:connector>
        <draw:connector draw:style-name="gr16" draw:text-style-name="P1" draw:layer="layout" draw:line-skew="0.733cm -0.221cm" svg:x1="19.66cm" svg:y1="2.972cm" svg:x2="25.903cm" svg:y2="1.221cm" draw:start-shape="id3" draw:start-glue-point="1" draw:end-shape="id7" draw:end-glue-point="0" svg:d="m19660 2972h2340v-2572h3903v821">
          <text:p/>
        </draw:connector>
        <draw:connector draw:style-name="gr16" draw:text-style-name="P1" draw:layer="layout" svg:x1="25.903cm" svg:y1="4.81cm" svg:x2="25.914cm" svg:y2="5.966cm" draw:start-shape="id7" draw:start-glue-point="2" draw:end-shape="id8" draw:end-glue-point="0" svg:d="m25903 4810v578h11v578">
          <text:p/>
        </draw:connector>
        <draw:connector draw:style-name="gr17" draw:text-style-name="P1" draw:layer="layout" draw:line-skew="0cm -1.299cm" svg:x1="28.834cm" svg:y1="7.782cm" svg:x2="26.015cm" svg:y2="13.999cm" draw:start-shape="id8" draw:start-glue-point="1" draw:end-shape="id9" draw:end-glue-point="0" svg:d="m28834 7782h600v2718h-3419v3499">
          <text:p/>
        </draw:connector>
        <draw:connector draw:style-name="gr16" draw:text-style-name="P1" draw:layer="layout" draw:line-skew="-0.238cm -3.868cm -0.648cm" svg:x1="26.015cm" svg:y1="20.138cm" svg:x2="11.002cm" svg:y2="12.748cm" draw:start-shape="id9" draw:start-glue-point="2" draw:end-shape="id4" draw:end-glue-point="0" svg:d="m26015 20138v362h-11515v-9000h-3498v1248">
          <text:p/>
        </draw:connector>
        <draw:connector draw:style-name="gr18" draw:text-style-name="P1" draw:layer="layout" svg:x1="22.995cm" svg:y1="7.782cm" svg:x2="18.373cm" svg:y2="8.689cm" draw:start-shape="id8" draw:start-glue-point="3" draw:end-shape="id10" draw:end-glue-point="0" svg:d="m22995 7782h-4622v907">
          <text:p/>
        </draw:connector>
        <draw:connector draw:style-name="gr18" draw:text-style-name="P1" draw:layer="layout" svg:x1="18.373cm" svg:y1="12.3cm" svg:x2="18.383cm" svg:y2="13.382cm" draw:start-shape="id10" draw:start-glue-point="2" draw:end-shape="id11" draw:end-glue-point="0" svg:d="m18373 12300v541h10v541">
          <text:p/>
        </draw:connector>
        <draw:connector draw:style-name="gr18" draw:text-style-name="P1" draw:layer="layout" draw:line-skew="-1.238cm -7.787cm -0.399cm" svg:x1="18.383cm" svg:y1="18.898cm" svg:x2="26.015cm" svg:y2="13.999cm" draw:start-shape="id11" draw:start-glue-point="2" draw:end-shape="id9" draw:end-glue-point="0" svg:d="m18383 18898v602h3817v-6500h3815v999">
          <text:p/>
        </draw:connector>
        <presentation:notes draw:style-name="dp2">
          <draw:page-thumbnail draw:style-name="gr19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cm" svg:stroke-color="#ff0000" draw:marker-start-width="0.45cm" draw:marker-start-center="false" draw:marker-end-width="0.45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29cm" svg:height="3.506cm" svg:x="1.484cm" svg:y="0.836cm" presentation:class="title" presentation:placeholder="true">
        <draw:text-box/>
      </draw:frame>
      <draw:frame presentation:style-name="Default-outline1" draw:layer="backgroundobjects" svg:width="26.729cm" svg:height="13.86cm" svg:x="1.484cm" svg:y="4.914cm" presentation:class="outline" presentation:placeholder="true">
        <draw:text-box/>
      </draw:frame>
      <draw:frame presentation:style-name="Mpr1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9.414cm" svg:height="1.448cm" svg:x="10.15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919cm" svg:height="1.448cm" svg:x="21.292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evin Casteels</meta:initial-creator>
    <meta:creation-date>2011-07-05T15:19:47</meta:creation-date>
    <meta:editing-duration>PT1H58M13S</meta:editing-duration>
    <meta:editing-cycles>16</meta:editing-cycles>
    <dc:date>2011-07-11T13:02:25</dc:date>
    <dc:creator>Kevin Casteels</dc:creator>
    <meta:generator>LibreOffice/3.3$Linux LibreOffice_project/330m19$Build-202</meta:generator>
    <meta:document-statistic meta:object-count="47"/>
  </office:meta>
</office:document-meta>
</file>